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jaaaaaaaaa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hariiiiiiiiiiiiiii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hemaaaaaaaaa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moniiiiiiiiiiiiiiiiiiiiiiii</text:p>
          </table:table-cell>
          <table:table-cell office:value-type="float" office:value="1096" calcext:value-type="float">
            <text:p>10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0:44:39.847212651</meta:creation-date>
    <dc:date>2019-07-18T10:46:20.465934214</dc:date>
    <meta:editing-duration>PT1M41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